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list-style-name="WWNum1">
      <style:paragraph-properties fo:margin-left="0.5in" fo:margin-right="0in" fo:text-indent="-0.25in" style:auto-text-indent="false"/>
    </style:style>
    <style:style style:name="P2" style:family="paragraph" style:parent-style-name="Standard" style:list-style-name="WWNum2">
      <style:paragraph-properties fo:margin-left="0.5in" fo:margin-right="0in" fo:text-indent="-0.25in" style:auto-text-indent="false"/>
    </style:style>
    <style:style style:name="P3" style:family="paragraph" style:parent-style-name="Standard" style:list-style-name="WWNum4">
      <style:paragraph-properties fo:margin-left="0.5in" fo:margin-right="0in" fo:text-indent="-0.25in" style:auto-text-indent="false"/>
    </style:style>
    <style:style style:name="P4" style:family="paragraph" style:parent-style-name="Standard" style:list-style-name="WWNum4">
      <style:paragraph-properties fo:margin-left="0.5in" fo:margin-right="0in" fo:text-indent="-0.25in" style:auto-text-indent="false" fo:break-before="auto" fo:break-after="auto"/>
    </style:style>
    <style:style style:name="P5" style:family="paragraph" style:parent-style-name="Standard" style:list-style-name="WWNum3">
      <style:paragraph-properties fo:margin-left="0.5in" fo:margin-right="0in" fo:text-indent="-0.25in" style:auto-text-indent="false" fo:break-before="auto" fo:break-after="auto"/>
    </style:style>
    <style:style style:name="P6" style:family="paragraph" style:parent-style-name="Standard">
      <style:paragraph-properties fo:margin-left="1.5in" fo:margin-right="0in" fo:text-indent="0in" style:auto-text-indent="false"/>
    </style:style>
    <style:style style:name="P7" style:family="paragraph" style:parent-style-name="Standard">
      <style:paragraph-properties fo:margin-left="1.5in" fo:margin-right="0in" fo:text-indent="0in" style:auto-text-indent="false"/>
      <style:text-properties style:font-name="Consolas" fo:font-size="9pt" style:font-name-asian="Consolas1" style:font-size-asian="9pt" style:font-name-complex="Consolas1" style:font-size-complex="9pt"/>
    </style:style>
    <style:style style:name="P8" style:family="paragraph" style:parent-style-name="Standard">
      <style:paragraph-properties fo:margin-left="1.5in" fo:margin-right="0in" fo:margin-top="0in" fo:margin-bottom="0in" loext:contextual-spacing="false" fo:line-height="115%" fo:text-align="justify" style:justify-single-word="false" fo:keep-together="auto" fo:orphans="2" fo:widows="2" fo:text-indent="0in" style:auto-text-indent="false" fo:break-before="auto" fo:break-after="auto" fo:padding="0in" fo:border="none" fo:keep-with-next="auto"/>
    </style:style>
    <style:style style:name="P9" style:family="paragraph" style:parent-style-name="Standard">
      <style:paragraph-properties fo:margin-left="1.5in" fo:margin-right="0in" fo:margin-top="0in" fo:margin-bottom="0in" loext:contextual-spacing="false" fo:line-height="115%" fo:text-align="justify" style:justify-single-word="false" fo:keep-together="auto" fo:orphans="2" fo:widows="2" fo:text-indent="0in" style:auto-text-indent="false" fo:break-before="auto" fo:break-after="auto" fo:padding="0in" fo:border="none" fo:keep-with-next="auto"/>
      <style:text-properties style:font-name="Consolas" fo:font-size="9pt" style:font-name-asian="Consolas1" style:font-size-asian="9pt" style:font-name-complex="Consolas1" style:font-size-complex="9pt"/>
    </style:style>
    <style:style style:name="P10" style:family="paragraph" style:parent-style-name="Standard">
      <style:paragraph-properties fo:break-before="auto" fo:break-after="auto"/>
    </style:style>
    <style:style style:name="P11" style:family="paragraph" style:parent-style-name="Heading_20_1">
      <style:paragraph-properties fo:break-before="auto" fo:break-after="auto"/>
    </style:style>
    <style:style style:name="P12" style:family="paragraph" style:parent-style-name="Title" style:master-page-name="Standard">
      <style:paragraph-properties style:page-number="1" fo:break-before="auto" fo:break-after="auto"/>
    </style:style>
    <style:style style:name="T1" style:family="text">
      <style:text-properties style:text-underline-style="none"/>
    </style:style>
    <style:style style:name="T2" style:family="text">
      <style:text-properties style:font-name="Consolas" style:font-name-asian="Consolas1" style:font-name-complex="Consolas1"/>
    </style:style>
    <style:style style:name="T3" style:family="text">
      <style:text-properties style:font-name="Consolas" fo:font-size="9pt" style:font-name-asian="Consolas1" style:font-size-asian="9pt" style:font-name-complex="Consolas1" style:font-size-complex="9pt"/>
    </style:style>
    <style:style style:name="T4" style:family="text">
      <style:text-properties style:font-name="Consolas" fo:font-size="9pt" fo:font-weight="bold" style:font-name-asian="Consolas1" style:font-size-asian="9pt" style:font-weight-asian="bold" style:font-name-complex="Consolas1" style:font-size-complex="9pt"/>
    </style:style>
    <style:style style:name="T5" style:family="text">
      <style:text-properties style:font-name="Consolas" fo:font-weight="bold" style:font-name-asian="Consolas1" style:font-weight-asian="bold" style:font-name-complex="Consolas1"/>
    </style:style>
    <style:style style:name="T6"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bookmark text:name="_rvj8md44dx2"/>Exercises of Parallelism - MPI</text:p>
      <text:p text:style-name="Standard">For all exercises consider that</text:p>
      <text:list xml:id="list2176182067" text:style-name="WWNum1">
        <text:list-item>
          <text:p text:style-name="P1">All useful imports (numpy, mpy4py, …) are already done</text:p>
        </text:list-item>
        <text:list-item>
          <text:p text:style-name="P1"><text:span text:style-name="T2">rank</text:span> and <text:span text:style-name="T2">size</text:span> have already been initialized to the rank and number of processes</text:p>
        </text:list-item>
        <text:list-item>
          <text:p text:style-name="P1"><text:span text:style-name="T2">np.arange(a,b, dtype=’i’)</text:span> produces an array of int elements from a included to b excluded</text:p>
        </text:list-item>
        <text:list-item>
          <text:p text:style-name="P1"><text:span text:style-name="T2">np.zeros(nb, dtype = ‘f’)</text:span> produces an array with <text:span text:style-name="T2">nb</text:span> float elements initialized at 0</text:p>
        </text:list-item>
        <text:list-item>
          <text:p text:style-name="P1"><text:span text:style-name="T2">np.empty(nb, dtype = ‘i’)</text:span> produces an array with <text:span text:style-name="T2">nb</text:span> integer elements which are not initialized</text:p>
        </text:list-item>
        <text:list-item>
          <text:p text:style-name="P1"><text:span text:style-name="T2">np.array([...])</text:span> converts the list into an array with the ‘correct’ type. np.array([1,2,3]) produces an array of int.</text:p>
        </text:list-item>
      </text:list>
      <text:p text:style-name="P11"><text:bookmark text:name="_sv1o9njes8ao"/>Exercise 1 - Introduction</text:p>
      <text:p text:style-name="Standard">What is printed by the following code with 3 processes? Make a schema of the memory of each 3 processes (including A, rank, result, size).</text:p>
      <text:p text:style-name="P6"><text:span text:style-name="T3">A = np.zeros(2, dtype='f')</text:span></text:p>
      <text:p text:style-name="P6"><text:span text:style-name="T3"><text:s text:c="8"/></text:span></text:p>
      <text:p text:style-name="P6"><text:span text:style-name="T3">if rank == 0:</text:span></text:p>
      <text:p text:style-name="P6"><text:span text:style-name="T3"><text:s text:c="8"/>A[1] = 42</text:span></text:p>
      <text:p text:style-name="P6"><text:span text:style-name="T3"><text:tab/></text:span></text:p>
      <text:p text:style-name="P6"><text:span text:style-name="T3">comm.</text:span><text:span text:style-name="T4">Bcast</text:span><text:span text:style-name="T3">(A, root=0)</text:span></text:p>
      <text:p text:style-name="P6"><text:span text:style-name="T4">print</text:span><text:span text:style-name="T3"> ("A on ", rank, "=", A)</text:span></text:p>
      <text:p text:style-name="P7"/>
      <text:p text:style-name="P6"><text:span text:style-name="T3">result = np.empty(6, dtype = 'f')</text:span></text:p>
      <text:p text:style-name="P6"><text:span text:style-name="T3">comm.</text:span><text:span text:style-name="T4">Allgather</text:span><text:span text:style-name="T3">(A, result)</text:span></text:p>
      <text:p text:style-name="P6"><text:span text:style-name="T4">print</text:span><text:span text:style-name="T3"> ("result on", rank, "=", result)</text:span></text:p>
      <text:p text:style-name="P7"/>
      <text:p text:style-name="P6"><text:span text:style-name="T3">A = A+1 # for numpy array, addition is element-wise</text:span></text:p>
      <text:p text:style-name="P7"/>
      <text:p text:style-name="P6"><text:span text:style-name="T3">comm.</text:span><text:span text:style-name="T4">Gather</text:span><text:span text:style-name="T3">(A, result, root=2)</text:span></text:p>
      <text:p text:style-name="P6"><text:soft-page-break/><text:span text:style-name="T4">print</text:span><text:span text:style-name="T3"> ("A on", rank, "=", result )</text:span></text:p>
      <text:p text:style-name="Heading_20_1"><text:bookmark text:name="_ikcnfmfbbdme"/>Exercise 2 - Introduction</text:p>
      <text:p text:style-name="Standard">What is printed by the following code with 3 processes? Make a schema of the memory of the 3 processes: A, local_A, result, …</text:p>
      <text:p text:style-name="P8"><text:span text:style-name="T3">if rank == 0:</text:span></text:p>
      <text:p text:style-name="P8"><text:span text:style-name="T3"><text:tab/>A = np.arange(0, 6, dtype='f')</text:span></text:p>
      <text:p text:style-name="P8"><text:span text:style-name="T3">else:</text:span></text:p>
      <text:p text:style-name="P8"><text:span text:style-name="T3"><text:tab/>A = None</text:span></text:p>
      <text:p text:style-name="P8"><text:span text:style-name="T3"><text:tab/></text:span></text:p>
      <text:p text:style-name="P8"><text:span text:style-name="T3">local_A = np.zeros(2, dtype = 'f')</text:span></text:p>
      <text:p text:style-name="P8"><text:span text:style-name="T3">comm.</text:span><text:span text:style-name="T4">Scatter</text:span><text:span text:style-name="T3">(A, local_A, root=0)</text:span></text:p>
      <text:p text:style-name="P8"><text:span text:style-name="T4">print</text:span><text:span text:style-name="T3"> ("local_A on ", rank, "=", local_A)</text:span></text:p>
      <text:p text:style-name="P9"/>
      <text:p text:style-name="P8"><text:span text:style-name="T3">local_A = local_A * 3 # numpy : the multiplication is element-wise</text:span></text:p>
      <text:p text:style-name="P9"/>
      <text:p text:style-name="P8"><text:span text:style-name="T3">result = np.zeros(2, dtype='f')</text:span></text:p>
      <text:p text:style-name="P8"><text:span text:style-name="T3">comm.</text:span><text:span text:style-name="T4">Reduce</text:span><text:span text:style-name="T3">(local_A, result, op=MPI.SUM, root=1)</text:span></text:p>
      <text:p text:style-name="P8"><text:span text:style-name="T4">print</text:span><text:span text:style-name="T3"> ('Reduced on 1 : rank =', rank, 'result = ', result)</text:span></text:p>
      <text:p text:style-name="P9"/>
      <text:p text:style-name="P8"><text:span text:style-name="T3">comm.</text:span><text:span text:style-name="T4">Reduce</text:span><text:span text:style-name="T3">(local_A, result, op=MPI.MAX, root=0)</text:span></text:p>
      <text:p text:style-name="P8"><text:span text:style-name="T4">print</text:span><text:span text:style-name="T3"> ('Reduced on 0 : rank =', rank, 'result = ', result)</text:span></text:p>
      <text:p text:style-name="Heading_20_1"><text:bookmark text:name="_7ca9dje46g1h"/>Exercise 3</text:p>
      <text:p text:style-name="Standard">We have an image (array of int of values between 0 and 255) in a variable named <text:span text:style-name="T2">pixels</text:span> of length <text:span text:style-name="T2">len(pixels)</text:span>. This image is only in the process with the <text:span text:style-name="T2">rank==0</text:span>. First assume the number of pixels can be divided by the number of processes. We want to count the number of pixels with a value strictly over 100.</text:p>
      <text:list xml:id="list2901358946" text:style-name="WWNum2">
        <text:list-item>
          <text:p text:style-name="P2">What are the two collectives needed to distribute the pixels and obtain the final result <text:span text:style-name="T6">[collective choice]</text:span></text:p>
        </text:list-item>
        <text:list-item>
          <text:p text:style-name="P2">Write the pixel distribution completely using only collectives (i.e. with allocation of memory using np.empty when needed) <text:span text:style-name="T6">[memory management]</text:span></text:p>
        </text:list-item>
        <text:list-item>
          <text:p text:style-name="P2">Write the collective used to obtain the final result completely <text:span text:style-name="T6">[memory management]</text:span></text:p>
        </text:list-item>
      </text:list>
      <text:p text:style-name="Heading_20_1"><text:bookmark text:name="_hg6pi4stg962"/>Exercise 4</text:p>
      <text:p text:style-name="P10"><text:soft-page-break/>We suppose that the process of <text:span text:style-name="T2">rank==0</text:span> has two int vectors <text:span text:style-name="T6">X</text:span> and <text:span text:style-name="T6">Y</text:span> of the same length <text:span text:style-name="T6">N</text:span>, of which it wants to make the scalar product <text:span text:style-name="T6">X.Y</text:span>.<text:span text:style-name="T6"> X</text:span>, <text:span text:style-name="T6">Y</text:span> and <text:span text:style-name="T6">N</text:span> are known only by the process 0. N is divisible by the number of processes. We can modify X and Y if needed.</text:p>
      <text:p text:style-name="P10"/>
      <text:p text:style-name="P10">Reminder: [1,2,3] . [10, 20, 30] = 1*10 + 2*20 + 3*30</text:p>
      <text:p text:style-name="P10"/>
      <text:p text:style-name="P10">We suppose that we have the basic function <text:span text:style-name="T6">scalarProduct</text:span>(X,Y) which returns the result of the scalar product of <text:span text:style-name="T6">X</text:span> by <text:span text:style-name="T6">Y</text:span>.</text:p>
      <text:list xml:id="list963720542" text:style-name="WWNum4">
        <text:list-item>
          <text:p text:style-name="P3">What are the collectives needed to distribute the values and obtain the final result <text:span text:style-name="T6">[collective choice]</text:span></text:p>
        </text:list-item>
        <text:list-item>
          <text:p text:style-name="P3">Write the first part of the code down to the use of the function <text:span text:style-name="T6">scalarProduct</text:span> completely (i.e. with allocation of memory) <text:span text:style-name="T6">[memory management]</text:span></text:p>
        </text:list-item>
        <text:list-item>
          <text:p text:style-name="P4">Finish the code so that the result is printed on <text:span text:style-name="T2">rank==0</text:span>. <text:span text:style-name="T6">[differentiated behavior]</text:span></text:p>
        </text:list-item>
        <text:list-item>
          <text:p text:style-name="P4">How would you change your code to remove the constraint of N divisible by the number of processes ? <text:span text:style-name="T6">[data balancing]</text:span></text:p>
        </text:list-item>
      </text:list>
      <text:p text:style-name="P11"><text:bookmark text:name="_npgfnqh25sha"/>Exercise 5</text:p>
      <text:p text:style-name="P10">We assume to have a vector <text:span text:style-name="T5">vec</text:span> of <text:span text:style-name="T6">N</text:span> real (i.e. float) numbers on P0, <text:span text:style-name="T5">size</text:span> processors, with N divisible by <text:span text:style-name="T2">size</text:span>.</text:p>
      <text:p text:style-name="P10"/>
      <text:list xml:id="list840794822" text:style-name="WWNum3">
        <text:list-item>
          <text:p text:style-name="P5">Compute in parallel how many elements of the vector are greater than the mean. The calculation of the average must also be done in parallel. The final result is to be displayed by P0. <text:span text:style-name="T6">[complete example]</text:span></text:p>
        </text:list-item>
      </text:lis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none" style:letter-kerning="false" style:font-name-asian="Linux Libertine G" style:font-size-asian="10pt" style:language-asian="zh" style:country-asian="CN" style:font-name-complex="Linux Libertine G"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en" fo:country="none" style:letter-kerning="false" style:font-name-asian="Linux Libertine G" style:font-size-asian="10pt" style:language-asian="zh" style:country-asian="CN" style:font-name-complex="Linux Libertine G"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text-align="center" style:justify-single-word="false" fo:keep-together="always" fo:break-before="auto" fo:break-after="auto" fo:keep-with-next="always"/>
      <style:text-properties fo:font-size="24pt" style:font-size-asian="24pt" style:font-size-complex="24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1.6898in" fo:margin-left="0.5098in" fo:margin-right="0.5098in" fo:background-color="#ffffff" style:writing-mode="lr-tb" style:layout-grid-color="#c0c0c0" style:layout-grid-lines="2350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25in" fo:margin-left="0in" fo:margin-right="0in" fo:margin-bottom="0.2102in" style:dynamic-spacing="true"/>
      </style:header-style>
      <style:footer-style/>
    </style:page-layout>
  </office:automatic-styles>
  <office:master-styles>
    <style:master-page style:name="Standard" style:page-layout-name="Mpm1">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55" meta:word-count="628" meta:character-count="3571" meta:non-whitespace-character-count="2989"/>
    <meta:generator>LibreOfficeDev/6.0.5.2$Linux_X86_64 LibreOffice_project/</meta:generator>
  </office:meta>
</office:document-meta>
</file>